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bbfa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bbfac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bfac" style:font-name="Arial" style:font-size-asian="10pt" style:font-size-complex="10pt"/>
    </style:style>
    <style:style style:family="paragraph" style:name="P9" style:parent-style-name="UrbanTitle">
      <style:text-properties officeooo:paragraph-rsid="000bbfac"/>
    </style:style>
    <style:style style:family="paragraph" style:name="P10" style:parent-style-name="UrbanTitle">
      <style:text-properties officeooo:paragraph-rsid="000bbfac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ccusé de réception d'une réclamation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self</text:span><text:span text:style-name="T12">.getApplic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self</text:span><text:span text:style-name="T12">.getApplic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<office:annotation><dc:creator>Ngaha </dc:creator><dc:date>2016-02-03T13:48:59</dc:date><text:p text:style-name="P11"><text:span text:style-name="T10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6"><office:annotation><dc:creator>Ngaha </dc:creator><dc:date>2016-02-03T13:47:58</dc:date><text:p text:style-name="P11"><text:span text:style-name="T10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><text:soft-page-break/></text:p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bbfa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bbfac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bfac" style:font-name="Arial" style:font-size-asian="10pt" style:font-size-complex="10pt"/>
    </style:style>
    <style:style style:family="paragraph" style:name="P9" style:parent-style-name="UrbanTitle">
      <style:text-properties officeooo:paragraph-rsid="000bbfac"/>
    </style:style>
    <style:style style:family="paragraph" style:name="P10" style:parent-style-name="UrbanTitle">
      <style:text-properties officeooo:paragraph-rsid="000bbfac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ccusé de réception d'une réclamation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self</text:span><text:span text:style-name="T12">.getApplic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self</text:span><text:span text:style-name="T12">.getApplic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<office:annotation><dc:creator>Ngaha </dc:creator><dc:date>2016-02-03T13:48:59</dc:date><text:p text:style-name="P11"><text:span text:style-name="T10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6"><office:annotation><dc:creator>Ngaha </dc:creator><dc:date>2016-02-03T13:47:58</dc:date><text:p text:style-name="P11"><text:span text:style-name="T10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><text:soft-page-break/></text:p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bbfa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bbfac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bfac" style:font-name="Arial" style:font-size-asian="10pt" style:font-size-complex="10pt"/>
    </style:style>
    <style:style style:family="paragraph" style:name="P9" style:parent-style-name="UrbanTitle">
      <style:text-properties officeooo:paragraph-rsid="000bbfac"/>
    </style:style>
    <style:style style:family="paragraph" style:name="P10" style:parent-style-name="UrbanTitle">
      <style:text-properties officeooo:paragraph-rsid="000bbfac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ccusé de réception d'une réclamation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self</text:span><text:span text:style-name="T12">.getApplic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self</text:span><text:span text:style-name="T12">.getApplic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<office:annotation><dc:creator>Ngaha </dc:creator><dc:date>2016-02-03T13:48:59</dc:date><text:p text:style-name="P11"><text:span text:style-name="T10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6"><office:annotation><dc:creator>Ngaha </dc:creator><dc:date>2016-02-03T13:47:58</dc:date><text:p text:style-name="P11"><text:span text:style-name="T10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><text:soft-page-break/></text:p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bbfa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bbfac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bfac" style:font-name="Arial" style:font-size-asian="10pt" style:font-size-complex="10pt"/>
    </style:style>
    <style:style style:family="paragraph" style:name="P9" style:parent-style-name="UrbanTitle">
      <style:text-properties officeooo:paragraph-rsid="000bbfac"/>
    </style:style>
    <style:style style:family="paragraph" style:name="P10" style:parent-style-name="UrbanTitle">
      <style:text-properties officeooo:paragraph-rsid="000bbfac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ccusé de réception d'une réclamation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self</text:span><text:span text:style-name="T12">.getApplic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self</text:span><text:span text:style-name="T12">.getApplic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<office:annotation><dc:creator>Ngaha </dc:creator><dc:date>2016-02-03T13:48:59</dc:date><text:p text:style-name="P11"><text:span text:style-name="T10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6"><office:annotation><dc:creator>Ngaha </dc:creator><dc:date>2016-02-03T13:47:58</dc:date><text:p text:style-name="P11"><text:span text:style-name="T10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><text:soft-page-break/></text:p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28:55.529666464</dc:date>
    <dc:language>fr-FR</dc:language>
    <meta:editing-cycles>153</meta:editing-cycles>
    <meta:editing-duration>P2DT6H59M50S</meta:editing-duration>
    <meta:document-statistic meta:table-count="1" meta:image-count="0" meta:object-count="0" meta:page-count="2" meta:paragraph-count="22" meta:word-count="318" meta:character-count="2466" meta:non-whitespace-character-count="2201"/>
    <meta:user-defined meta:name="Info 1"/>
    <meta:user-defined meta:name="Info 2"/>
    <meta:user-defined meta:name="Info 3"/>
    <meta:user-defined meta:name="Info 4"/>
  </office:meta>
</office:document-meta>
</file>